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060AB3A06245A30F5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Zebulon" svg:font-family="Zebulo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2a6099" loext:opacity="100%" style:font-name="Zebulon" fo:font-size="48pt" officeooo:rsid="000a6c24" officeooo:paragraph-rsid="000a6c24" style:font-size-asian="42pt" style:font-size-complex="4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6.9252in" svg:height="0.9402in" draw:z-index="0"><draw:image xlink:href="Pictures/10000001000002C300000060AB3A06245A30F5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Zebulon" svg:font-family="Zebulo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3:52:09.842103921</meta:creation-date>
    <dc:date>2024-01-05T14:35:39.028365176</dc:date>
    <meta:editing-duration>PT5M28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